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4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177.25pt"/>
    </style:style>
    <style:style style:name="co4" style:family="table-column">
      <style:table-column-properties fo:break-before="auto" style:column-width="181.96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216.45pt"/>
    </style:style>
    <style:style style:name="co7" style:family="table-column">
      <style:table-column-properties fo:break-before="auto" style:column-width="604.35pt"/>
    </style:style>
    <style:style style:name="co8" style:family="table-column">
      <style:table-column-properties fo:break-before="auto" style:column-width="18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99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66ff99"/>
    </style:style>
    <style:style style:name="ce9" style:family="table-cell" style:parent-style-name="Default">
      <style:table-cell-properties fo:background-color="#cc66ff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ackground-color="#33ff99"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gba-zer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Part Link</text:p>
          </table:table-cell>
          <table:table-cell table:style-name="ce6"/>
          <table:table-cell table:style-name="ce1"/>
          <table:table-cell table:style-name="ce6" table:number-columns-repeated="101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1, C3, C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_CERAMI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eramic Capacitors</text:p>
          </table:table-cell>
          <table:table-cell table:style-name="ce7" office:value-type="string" calcext:value-type="string">
            <text:p>https://www.digikey.com/product-detail/en/yageo/CC0603KRX7R7BB104/311-1088-1-ND/30299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2, C4, C6, C9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_CERAMI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eramic Capacitors</text:p>
          </table:table-cell>
          <table:table-cell table:style-name="ce7" office:value-type="string" calcext:value-type="string">
            <text:p>https://www.digikey.com/product-detail/en/murata-electronics-north-america/GRM188R60J106KE47D/490-12538-1-ND/579752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AP_CERAMI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eramic Capacitors</text:p>
          </table:table-cell>
          <table:table-cell table:style-name="ce7" office:value-type="string" calcext:value-type="string">
            <text:p>https://www.digikey.com/product-detail/en/samsung-electro-mechanics-america-inc/CL10A476MQENRBE/1276-6823-1-ND/596168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7, C10</text:p>
          </table:table-cell>
          <table:table-cell office:value-type="string" calcext:value-type="string">
            <text:p>1.0µF</text:p>
          </table:table-cell>
          <table:table-cell office:value-type="string" calcext:value-type="string">
            <text:p>CAP_CERAMI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eramic Capacitors</text:p>
          </table:table-cell>
          <table:table-cell table:style-name="ce7" office:value-type="string" calcext:value-type="string">
            <text:p>https://www.digikey.com/product-detail/en/murata-electronics-north-america/GRM188R61C105KA93D/490-1536-1-ND/587769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11, C14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_CERAMIC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eramic Capacitors</text:p>
          </table:table-cell>
          <table:table-cell table:style-name="ce7" office:value-type="string" calcext:value-type="string">
            <text:p>https://www.digikey.com/product-detail/en/samsung-electro-mechanics-america-inc/CL21A106KPFNNNG/1276-6456-1-ND/5958084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_CERAMIC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eramic Capacitors</text:p>
          </table:table-cell>
          <table:table-cell table:style-name="ce7" office:value-type="string" calcext:value-type="string">
            <text:p>https://www.digikey.com/product-detail/en/avx-corporation/08053C104KAT2A/478-3755-1-ND/111645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00µF</text:p>
          </table:table-cell>
          <table:table-cell office:value-type="string" calcext:value-type="string">
            <text:p>CAP_ELECTROLYTICPANASONIC_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Electrolytic Capacitors</text:p>
          </table:table-cell>
          <table:table-cell table:style-name="ce7" office:value-type="string" calcext:value-type="string">
            <text:p>https://www.digikey.com/product-detail/en/panasonic-electronic-components/EEE-1EA101XP/PCE3898CT-ND/766274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OD-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table:style-name="ce7" office:value-type="string" calcext:value-type="string">
            <text:p>https://www.digikey.com/product-detail/en/nxp-usa-inc/PMEG2005EJ,115/568-4110-1-ND/15899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LTST-C19HE1WT</text:p>
          </table:table-cell>
          <table:table-cell office:value-type="string" calcext:value-type="string">
            <text:p>WL-SBCW-0606</text:p>
          </table:table-cell>
          <table:table-cell/>
          <table:table-cell table:style-name="ce7" office:value-type="string" calcext:value-type="string">
            <text:p>https://www.digikey.com/product-detail/en/lite-on-inc/LTST-C19HE1WT/160-2162-1-ND/4866310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IODE-D-7.5</text:p>
          </table:table-cell>
          <table:table-cell office:value-type="string" calcext:value-type="string">
            <text:p>D-7.5</text:p>
          </table:table-cell>
          <table:table-cell office:value-type="string" calcext:value-type="string">
            <text:p>DIODE</text:p>
          </table:table-cell>
          <table:table-cell table:style-name="ce8" office:value-type="string" calcext:value-type="string">
            <text:p>https://www.digikey.com/product-detail/en/micro-commercial-co/1N4001-TP/1N4001-TPMSCT-ND/773688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style-name="ce5" table:number-columns-repeated="5"/>
          <table:table-cell table:style-name="Default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SWTCHCRFT_3.5JACK5-JACK-SMD</text:p>
          </table:table-cell>
          <table:table-cell office:value-type="string" calcext:value-type="string">
            <text:p>4-JACK-SMD</text:p>
          </table:table-cell>
          <table:table-cell office:value-type="string" calcext:value-type="string">
            <text:p>Switchcraft 3.5mm Stereo Audio Jack</text:p>
          </table:table-cell>
          <table:table-cell table:style-name="ce9" office:value-type="string" calcext:value-type="string">
            <text:p>http://www.mouser.com/ProductDetail/Switchcraft/35RASMT4BHNTRX/?qs=iwvYsH9bSFa%252boLnvLbECxQ%3D%3D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5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50_PIN_CON</text:p>
          </table:table-cell>
          <table:table-cell office:value-type="string" calcext:value-type="string">
            <text:p>DISP_LCD_CTP28</text:p>
          </table:table-cell>
          <table:table-cell office:value-type="string" calcext:value-type="string">
            <text:p>FPC-50-CON</text:p>
          </table:table-cell>
          <table:table-cell office:value-type="string" calcext:value-type="string">
            <text:p>2.83" 240x320 Pixel Capacitive Touch Display</text:p>
          </table:table-cell>
          <table:table-cell table:style-name="ce10" office:value-type="string" calcext:value-type="string">
            <text:p>https://www.adafruit.com/products/2423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5" office:value-type="string" calcext:value-type="string">
            <text:p>P1 (2)</text:p>
          </table:table-cell>
          <table:table-cell office:value-type="string" calcext:value-type="string">
            <text:p>50_PIN_CON</text:p>
          </table:table-cell>
          <table:table-cell office:value-type="string" calcext:value-type="string">
            <text:p>DISP_LCD_CTP28</text:p>
          </table:table-cell>
          <table:table-cell office:value-type="string" calcext:value-type="string">
            <text:p>FPC-50-CON</text:p>
          </table:table-cell>
          <table:table-cell table:style-name="ce5" office:value-type="string" calcext:value-type="string">
            <text:p>Connector</text:p>
          </table:table-cell>
          <table:table-cell table:style-name="ce8" office:value-type="string" calcext:value-type="string">
            <text:p>https://www.digikey.com/product-detail/en/molex-llc/0541325062/WM6785CT-ND/3044199</text:p>
          </table:table-cell>
          <table:table-cell table:style-name="Default" table:number-columns-repeated="2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JST_2PIN</text:p>
          </table:table-cell>
          <table:table-cell office:value-type="string" calcext:value-type="string">
            <text:p>JSTPH2</text:p>
          </table:table-cell>
          <table:table-cell office:value-type="string" calcext:value-type="string">
            <text:p>JST 2-Pin Right-Angle Connector</text:p>
          </table:table-cell>
          <table:table-cell table:style-name="ce7" office:value-type="string" calcext:value-type="string">
            <text:p>https://www.digikey.com/product-detail/en/jst-sales-america-inc/S2B-PH-SM4-TB(LF)(SN)/455-1749-1-ND/926846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>LINK_CONNECTOR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style-name="ce4" table:number-columns-repeated="2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MOSFET-NWIDE</text:p>
          </table:table-cell>
          <table:table-cell office:value-type="string" calcext:value-type="string">
            <text:p>SOT23-WIDE</text:p>
          </table:table-cell>
          <table:table-cell office:value-type="string" calcext:value-type="string">
            <text:p>N-Channel Mosfet</text:p>
          </table:table-cell>
          <table:table-cell table:style-name="ce7" office:value-type="string" calcext:value-type="string">
            <text:p>http://www.digikey.com/product-detail/en/nxp-usa-inc/BSS138P,215/568-10308-1-ND/4162471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style-name="ce4" table:number-columns-repeated="2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1, 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603JR-070RL/311-0.0GRCT-ND/729622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603FR-07100RL/311-100HRCT-ND/729835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603FR-07150RL/311-150HRCT-ND/729905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603FR-07220RL/311-220HRCT-ND/730008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603FR-071K8L/311-1.80KHRCT-ND/729821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11, 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603FR-07100KL/311-100KHRCT-ND/729836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18, R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805FR-0722RL/311-22.0CRCT-ND/730682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R4, R5, R6, R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805FR-07100RL/311-100CRCT-ND/730490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805FR-07165RL/311-165CRCT-ND/730578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805FR-07249RL/311-249CRCT-ND/730712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805FR-0710KL/311-10.0KCRCT-ND/730482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805FR-073K9L/311-3.90KCRCT-ND/730785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European symbol</text:p>
          </table:table-cell>
          <table:table-cell table:style-name="ce7" office:value-type="string" calcext:value-type="string">
            <text:p>https://www.digikey.com/product-detail/en/stackpole-electronics-inc/RNF14FTD9K09/RNF14FTD9K09CT-ND/1975087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table:number-columns-repeated="2" office:value-type="string" calcext:value-type="string">
            <text:p>RK10J12E0A0A</text:p>
          </table:table-cell>
          <table:table-cell/>
          <table:table-cell table:style-name="ce9" office:value-type="string" calcext:value-type="string">
            <text:p>http://www.mouser.com/Search/ProductDetail.aspx?qs=nR5Mw3RKkX43NuPtXzIvHQ%3d%3d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style-name="ce4" table:number-columns-repeated="2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table:number-columns-repeated="3" office:value-type="string" calcext:value-type="string">
            <text:p>D-PAD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S2, S3</text:p>
          </table:table-cell>
          <table:table-cell table:number-columns-repeated="3" office:value-type="string" calcext:value-type="string">
            <text:p>SHOULDER_BUTTON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4</text:p>
          </table:table-cell>
          <table:table-cell table:number-columns-repeated="3" office:value-type="string" calcext:value-type="string">
            <text:p>START_SELECT_BUTTON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table:number-columns-repeated="3" office:value-type="string" calcext:value-type="string">
            <text:p>AB_BUTTON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table:number-columns-repeated="2" office:value-type="string" calcext:value-type="string">
            <text:p>PWR_SWITCH</text:p>
          </table:table-cell>
          <table:table-cell office:value-type="string" calcext:value-type="string">
            <text:p>PWR-SWITCH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style-name="ce4" table:number-columns-repeated="2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P1</text:p>
          </table:table-cell>
          <table:table-cell table:number-columns-repeated="3" office:value-type="string" calcext:value-type="string">
            <text:p>SPEAKER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style-name="ce4" table:number-columns-repeated="2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X803</text:p>
          </table:table-cell>
          <table:table-cell office:value-type="string" calcext:value-type="string">
            <text:p>AXP083-SAG</text:p>
          </table:table-cell>
          <table:table-cell office:value-type="string" calcext:value-type="string">
            <text:p>SOT23</text:p>
          </table:table-cell>
          <table:table-cell/>
          <table:table-cell table:style-name="ce7" office:value-type="string" calcext:value-type="string">
            <text:p>https://www.digikey.com/product-detail/en/diodes-incorporated/APX803-31SAG-7/APX803-31SAG-7DICT-ND/2285950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NC7WZ16</text:p>
          </table:table-cell>
          <table:table-cell office:value-type="string" calcext:value-type="string">
            <text:p>SC-70-6</text:p>
          </table:table-cell>
          <table:table-cell/>
          <table:table-cell table:style-name="ce8" office:value-type="string" calcext:value-type="string">
            <text:p>https://www.digikey.com/product-detail/en/fairchild-semiconductor/NC7WZ16P6X/NC7WZ16P6XCT-ND/673403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74LVC2G02</text:p>
          </table:table-cell>
          <table:table-cell office:value-type="string" calcext:value-type="string">
            <text:p>TSSOP-8</text:p>
          </table:table-cell>
          <table:table-cell/>
          <table:table-cell table:style-name="ce12" office:value-type="string" calcext:value-type="string">
            <text:p>https://www.digikey.com/product-detail/en/nxp-usa-inc/74LVC2G02DP,125/568-7673-1-ND/2753817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74LVC3G04</text:p>
          </table:table-cell>
          <table:table-cell office:value-type="string" calcext:value-type="string">
            <text:p>TSSOP-8</text:p>
          </table:table-cell>
          <table:table-cell/>
          <table:table-cell table:style-name="ce12" office:value-type="string" calcext:value-type="string">
            <text:p>https://www.digikey.com/product-detail/en/nxp-usa-inc/74LVC3G04DP,125/568-8985-1-ND/2813903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LM4875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LM4875</text:p>
          </table:table-cell>
          <table:table-cell table:style-name="ce12" office:value-type="string" calcext:value-type="string">
            <text:p>https://www.digikey.com/product-detail/en/texas-instruments/LM4875MX-NOPB/296-35282-1-ND/3738990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PI-ZEROSMD</text:p>
          </table:table-cell>
          <table:table-cell office:value-type="string" calcext:value-type="string">
            <text:p>40 pin connector</text:p>
          </table:table-cell>
          <table:table-cell office:value-type="string" calcext:value-type="string">
            <text:p>RPI-SMD</text:p>
          </table:table-cell>
          <table:table-cell/>
          <table:table-cell table:style-name="ce13" office:value-type="string" calcext:value-type="string">
            <text:p>https://www.digikey.com/product-detail/en/amphenol-fci/95157-440LF/609-3124-ND/1824561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5" office:value-type="string" calcext:value-type="string">
            <text:p>U6 (2)</text:p>
          </table:table-cell>
          <table:table-cell table:number-columns-repeated="2" table:style-name="ce5" office:value-type="string" calcext:value-type="string">
            <text:p>RPI-ZEROSMD</text:p>
          </table:table-cell>
          <table:table-cell table:style-name="ce5" office:value-type="string" calcext:value-type="string">
            <text:p>RPI-SMD</text:p>
          </table:table-cell>
          <table:table-cell table:style-name="ce5"/>
          <table:table-cell table:style-name="ce10" office:value-type="string" calcext:value-type="string">
            <text:p>https://www.adafruit.com/products/2885</text:p>
          </table:table-cell>
          <table:table-cell table:style-name="Default" table:number-columns-repeated="2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table:number-columns-repeated="3" office:value-type="string" calcext:value-type="string">
            <text:p>POWERBOOST-1000C</text:p>
          </table:table-cell>
          <table:table-cell/>
          <table:table-cell table:style-name="ce10" office:value-type="string" calcext:value-type="string">
            <text:p>https://www.adafruit.com/products/2465</text:p>
          </table:table-cell>
          <table:table-cell table:style-name="Default" table:number-columns-repeated="2"/>
          <table:table-cell table:style-name="ce4"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style-name="Default"/>
          <table:table-cell table:style-name="ce4" table:number-columns-repeated="1017"/>
        </table:table-row>
        <table:table-row table:style-name="ro1">
          <table:table-cell table:style-name="Default" table:formula="of:=SUM([.A2:.A53])" office:value-type="float" office:value="57" calcext:value-type="float">
            <text:p>57</text:p>
          </table:table-cell>
          <table:table-cell table:style-name="ce5" table:number-columns-repeated="5"/>
          <table:table-cell table:style-name="Default"/>
          <table:table-cell table:style-name="ce4" table:number-columns-repeated="1017"/>
        </table:table-row>
        <table:table-row table:style-name="ro1" table:number-rows-repeated="3">
          <table:table-cell table:style-name="Default"/>
          <table:table-cell table:style-name="ce5" table:number-columns-repeated="5"/>
          <table:table-cell table:style-name="Default"/>
          <table:table-cell table:style-name="ce4" table:number-columns-repeated="1017"/>
        </table:table-row>
        <table:table-row table:style-name="ro1" table:number-rows-repeated="47">
          <table:table-cell table:number-columns-repeated="7"/>
          <table:table-cell table:style-name="ce4" table:number-columns-repeated="101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gba-zero'.A23:'gba-zero'.G3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 style:data-style-name="N2" text:time-value="23:01:22.8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5T23:01:41.393000000</dc:date>
    <meta:editing-duration>PT10M7S</meta:editing-duration>
    <meta:editing-cycles>3</meta:editing-cycles>
    <meta:generator>LibreOffice/5.2.0.4$Windows_x86 LibreOffice_project/066b007f5ebcc236395c7d282ba488bca6720265</meta:generator>
    <meta:document-statistic meta:table-count="1" meta:cell-count="299" meta:object-count="0"/>
  </office:meta>
</office:document-meta>
</file>